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563*"/>
    </style:style>
    <style:style style:name="表10.B" style:family="table-column">
      <style:table-column-properties style:column-width="16.007cm" style:rel-column-width="9075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563*"/>
    </style:style>
    <style:style style:name="表11.B" style:family="table-column">
      <style:table-column-properties style:column-width="16.007cm" style:rel-column-width="907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563*"/>
    </style:style>
    <style:style style:name="表12.B" style:family="table-column">
      <style:table-column-properties style:column-width="16.007cm" style:rel-column-width="907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Footnote">
      <style:text-properties fo:font-size="13pt" style:font-size-asian="13pt" style:font-size-complex="13pt"/>
    </style:style>
    <style:style style:name="P19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1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2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3" style:family="paragraph" style:parent-style-name="Table_20_Contents" style:list-style-name="L3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5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3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3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3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73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74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179969286001075404" text:style-name="L1">
        <text:list-item>
          <text:p text:style-name="P24">REVIEW </text:p>
        </text:list-item>
        <text:list-item>
          <text:p text:style-name="P24">TASK-1</text:p>
          <text:list>
            <text:list-item>
              <text:p text:style-name="P24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4"><text:span text:style-name="T4">#_ </text:span>“二酸化炭素 固定”</text:p>
                </text:list-item>
                <text:list-item>
                  <text:p text:style-name="P24">“<text:span text:style-name="T6">二酸化炭素 光合成 固定量</text:span>”</text:p>
                  <text:list>
                    <text:list-item>
                      <text:p text:style-name="P24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4">#1<text:tab/>“14kgです”</text:p>
                        </text:list-item>
                        <text:list-item>
                          <text:p text:style-name="P24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/>
            </text:list-item>
          </text:list>
        </text:list-item>
      </text:list>
      <text:p text:style-name="P4"><text:soft-page-break/>[next]</text:p>
      <text:list xml:id="list5581426563116190445" text:style-name="L2">
        <text:list-item>
          <text:p text:style-name="P25">TASK : q-1 (37#20_9~.[CO2].ods)</text:p>
        </text:list-item>
      </text:list>
      <text:p text:style-name="P4">[further]</text:p>
      <text:list xml:id="list6091318659897789473" text:style-name="L3">
        <text:list-header>
          <text:p text:style-name="P59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4540479265701858252" text:style-name="L4">
        <text:list-item>
          <text:p text:style-name="P26">REVIEW </text:p>
        </text:list-item>
        <text:list-item>
          <text:p text:style-name="P26">TASK-1 : q-1</text:p>
          <text:list>
            <text:list-item>
              <text:p text:style-name="P26">T-1.1<text:span text:style-name="T6">　</text:span></text:p>
              <text:list>
                <text:list-item>
                  <text:p text:style-name="P26">search : <text:span text:style-name="T6">植林 本数</text:span></text:p>
                </text:list-item>
                <text:list-item>
                  <text:p text:style-name="P26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0">#1<text:tab/>“昭和62年春植における１ha当り植栽本数は”</text:p>
                    </text:list-item>
                    <text:list-item>
                      <text:p text:style-name="P26">==&gt;</text:p>
                    </text:list-item>
                  </text:list>
                </text:list-item>
                <text:list-item>
                  <text:p text:style-name="P26">search : <text:span text:style-name="T6">日本 自動車保有数</text:span> </text:p>
                  <text:list>
                    <text:list-item>
                      <text:p text:style-name="P26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6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6">search : </text:p>
                  <text:list>
                    <text:list-item>
                      <text:p text:style-name="P26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6">search </text:p>
                  <text:list>
                    <text:list-item>
                      <text:p text:style-name="P26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6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6">search : “<text:span text:style-name="T6">日本 CO2 内訳</text:span>”</text:p>
                  <text:list>
                    <text:list-item>
                      <text:p text:style-name="P26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6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/>
        </text:list-item>
      </text:list>
      <text:p text:style-name="P4"/>
      <text:p text:style-name="P4">[next]</text:p>
      <text:list xml:id="list4547064895345017670" text:style-name="L5">
        <text:list-item>
          <text:p text:style-name="P27">TASK : search</text:p>
          <text:list>
            <text:list-item>
              <text:p text:style-name="P56">https://duckduckgo.com/?ia=web<text:tab/>二酸化炭素 固定化</text:p>
            </text:list-item>
          </text:list>
        </text:list-item>
      </text:list>
      <text:p text:style-name="P4">[further]</text:p>
      <text:list xml:id="list5104064206068107552" text:style-name="L6">
        <text:list-item>
          <text:p text:style-name="P60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9137508119348509856" text:style-name="L7">
        <text:list-item>
          <text:p text:style-name="P28">REVIEW </text:p>
        </text:list-item>
        <text:list-item>
          <text:p text:style-name="P28">TASK-1 : q-3</text:p>
          <text:list>
            <text:list-item>
              <text:list>
                <text:list-item>
                  <text:p text:style-name="P19">search</text:p>
                  <text:list>
                    <text:list-item>
                      <text:p text:style-name="P57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8">T-1.1 : tech-1</text:p>
              <text:list>
                <text:list-item>
                  <text:p text:style-name="P28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8">#1<text:tab/>日本では、2007年度の</text:p>
                    </text:list-item>
                    <text:list-item>
                      <text:p text:style-name="P28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list xml:id="list3169209786395593076" text:style-name="L8">
              <text:list-item>
                <text:list>
                  <text:list-item>
                    <text:p text:style-name="P29">%</text:p>
                  </text:list-item>
                </text:list>
              </text:list-item>
            </text:list>
            <text:p text:style-name="P14"/>
          </table:table-cell>
          <table:table-cell table:style-name="表3.C1" office:value-type="string">
            <text:p text:style-name="P14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6"><text:s/>+34.8 % </text:p>
            <text:p text:style-name="P16"/>
          </table:table-cell>
          <table:table-cell table:style-name="表3.C2" office:value-type="string">
            <text:p text:style-name="P16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><office:annotation office:name="__Annotation__13009_1309051837"><dc:creator>iwabuchi ken</dc:creator><dc:date>2020-05-06T16:08:40.34</dc:date><text:p text:style-name="P75"><text:span text:style-name="T9">割合 </text:span><text:span text:style-name="T9">in </text:span><text:span text:style-name="T9">全体</text:span></text:p></office:annotation>14.49<office:annotation-end office:name="__Annotation__13009_1309051837"/> %</text:p>
            <text:p text:style-name="P16"/>
          </table:table-cell>
          <table:table-cell table:style-name="表3.C2" office:value-type="string">
            <text:p text:style-name="P14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6">4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list xml:id="list4462822291376035805" text:style-name="L9">
              <text:list-item>
                <text:p text:style-name="P30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51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51"><text:soft-page-break/>m1における、火力発電所が占める割合が、100%とする（θ1）</text:p>
              </text:list-item>
              <text:list-item>
                <text:p text:style-name="P51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4"/>
      <text:p text:style-name="P4">[next]</text:p>
      <text:list xml:id="list1135101923171964068" text:style-name="L10">
        <text:list-item>
          <text:p text:style-name="P31">TASK<text:span text:style-name="T6"> : q-3 (cont.)</text:span></text:p>
          <text:list>
            <text:list-item>
              <text:p text:style-name="P31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52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8727333949605311873" text:style-name="L11">
        <text:list-item>
          <text:p text:style-name="P32"><text:span text:style-name="T4">#_ </text:span>REVIEW </text:p>
        </text:list-item>
        <text:list-item>
          <text:p text:style-name="P32">TASK-1</text:p>
          <text:list>
            <text:list-item>
              <text:p text:style-name="P32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53"><text:soft-page-break/>“CO2固定技術には様々な”</text:p>
                </text:list-item>
                <text:list-item>
                  <text:p text:style-name="P53"><text:span text:style-name="T4">#_ </text:span>#2<text:tab/>“排ガスをCO2を選択的に溶解できる” </text:p>
                </text:list-item>
                <text:list-item>
                  <text:p text:style-name="P53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2">TASK-2 : do-2</text:p>
          <text:list>
            <text:list-item>
              <text:p text:style-name="P32">split CO2 ==&gt; search</text:p>
              <text:list>
                <text:list-item>
                  <text:p text:style-name="P32">M-3</text:p>
                </text:list-item>
                <text:list-item>
                  <text:p text:style-name="P32">M-4 </text:p>
                  <text:list>
                    <text:list-item>
                      <text:list>
                        <text:list-item>
                          <text:p text:style-name="P32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2">#1<text:tab/>“The solution devised by a team ”</text:p>
                    </text:list-item>
                    <text:list-item>
                      <text:p text:style-name="P32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283855346244076276" text:style-name="L12">
        <text:list-item>
          <text:p text:style-name="P33">TASK : M-4, #2</text:p>
          <text:list>
            <text:list-item>
              <text:p text:style-name="P33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3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2466135405024684219" text:style-name="L13">
        <text:list-item>
          <text:p text:style-name="P34">CO2 <text:span text:style-name="T6">膜分離　=&gt;　</text:span><office:annotation office:name="__Annotation__13048_1309051837"><dc:creator>iwabuchi ken</dc:creator><dc:date>2020-05-06T18:06:40.37</dc:date><text:p text:style-name="P75"><text:span text:style-name="T9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8456131889385734547" text:style-name="L14">
        <text:list-item>
          <text:p text:style-name="P35">REVIEW </text:p>
        </text:list-item>
        <text:list-item>
          <text:p text:style-name="P35"><text:span text:style-name="T4">#_ </text:span>TASK-1 : M-4, #2</text:p>
          <text:list>
            <text:list-item>
              <text:p text:style-name="P35">#2<text:tab/>“That's why scientists have been working”</text:p>
              <text:list>
                <text:list-item>
                  <text:p text:style-name="P35">Marcel Schreier<text:tab/>:people </text:p>
                </text:list-item>
              </text:list>
            </text:list-item>
          </text:list>
        </text:list-item>
        <text:list-item>
          <text:p text:style-name="P35"><text:span text:style-name="T4">#_ </text:span>TASK-2 : M-5</text:p>
          <text:list>
            <text:list-item>
              <text:p text:style-name="P35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5">#1<text:tab/>“The activity of this catalyst”</text:p>
                  <text:list>
                    <text:list-item>
                      <text:p text:style-name="P35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035363165253134485" text:style-name="L15">
        <text:list-item>
          <text:p text:style-name="P36">TASK-1 : read docs ==&gt; M-6 ~</text:p>
        </text:list-item>
        <text:list-item>
          <text:p text:style-name="P36">TASK-2 : search ==&gt; “CO2 split” (<office:annotation office:name="__Annotation__18747_1668087087"><dc:creator>iwabuchi ken</dc:creator><dc:date>2020-05-09T18:16:24.37</dc:date><text:p text:style-name="P75"><text:span text:style-name="T9">search</text:span></text:p></office:annotation>s<office:annotation-end office:name="__Annotation__18747_1668087087"/>-1)</text:p>
        </text:list-item>
      </text:list>
      <text:p text:style-name="P4">[further]</text:p>
      <text:list xml:id="list3366211213202461002" text:style-name="L16">
        <text:list-item>
          <text:p text:style-name="P61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5507379668332746446" text:style-name="L17">
        <text:list-item>
          <text:p text:style-name="P37">REVIEW </text:p>
        </text:list-item>
        <text:list-item>
          <text:p text:style-name="P37">TASK-1 : M-6</text:p>
          <text:list>
            <text:list-item>
              <text:p text:style-name="P37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8396192" text:continue-numbering="true" text:style-name="L17">
          <text:list-item>
            <text:list>
              <text:list-item>
                <text:list>
                  <text:list-item>
                    <text:p text:style-name="P37">Michael Grätzel<text:tab/><text:tab/>:people</text:p>
                  </text:list-item>
                  <text:list-item>
                    <text:p text:style-name="P37">Grätzel cells<text:tab/><text:tab/>:w</text:p>
                  </text:list-item>
                  <text:list-item>
                    <text:p text:style-name="P37">Jingshan Luo<text:tab/>:p</text:p>
                  </text:list-item>
                </text:list>
              </text:list-item>
            </text:list>
          </text:list-item>
        </text:list>
      </text:section>
      <text:list xml:id="list38426944" text:continue-numbering="true" text:style-name="L17">
        <text:list-item>
          <text:list>
            <text:list-item>
              <text:list>
                <text:list-item>
                  <text:p text:style-name="P37">"oxygen evolution" reaction<text:tab/>:w</text:p>
                </text:list-item>
                <text:list-item>
                  <text:p text:style-name="P37">#2<text:tab/>“This is the first time “</text:p>
                </text:list-item>
              </text:list>
            </text:list-item>
          </text:list>
        </text:list-item>
        <text:list-item>
          <text:p text:style-name="P37">TASK-2 : M-9 :d-2</text:p>
          <text:list>
            <text:list-item>
              <text:p text:style-name="P37">#1<text:tab/>“One of the best studied”</text:p>
            </text:list-item>
            <text:list-item>
              <text:p text:style-name="P37">#2<text:tab/>“He put a layer of them”</text:p>
            </text:list-item>
            <text:list-item>
              <text:p text:style-name="P37">#3<text:tab/>“Graetzel’s team sought to”</text:p>
            </text:list-item>
            <text:list-item>
              <text:p text:style-name="P37">#4<text:tab/>“a record 13.4% of the energy”</text:p>
            </text:list-item>
            <text:list-item>
              <text:p text:style-name="P37">#5<text:tab/>“Nate Lewis,”</text:p>
            </text:list-item>
          </text:list>
        </text:list-item>
      </text:list>
      <text:p text:style-name="P4">[next]</text:p>
      <text:list xml:id="list5364033280493648229" text:style-name="L18">
        <text:list-item>
          <text:p text:style-name="P38">TASK : M-8</text:p>
          <text:list>
            <text:list-item>
              <text:p text:style-name="P38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2567157557307132720" text:style-name="L19">
        <text:list-item>
          <text:p text:style-name="P39">REVIEW </text:p>
        </text:list-item>
        <text:list-item>
          <text:p text:style-name="P39">TASK-1 : M-8<text:tab/>:d-1</text:p>
          <text:list>
            <text:list-item>
              <text:p text:style-name="P39">#1<text:tab/>“vacuum ultraviolet light”</text:p>
              <text:list>
                <text:list-item>
                  <text:p text:style-name="P39">VUV<text:tab/>:w</text:p>
                </text:list-item>
              </text:list>
            </text:list-item>
          </text:list>
        </text:list-item>
        <text:list-item>
          <text:p text:style-name="P39">TASK-2 : M-11 :d-2</text:p>
          <text:list>
            <text:list-item>
              <text:p text:style-name="P39">#1<text:tab/>“Whereas on a single atom”</text:p>
            </text:list-item>
            <text:list-item>
              <text:p text:style-name="P39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9">#2<text:tab/>“In addition to ”</text:p>
            </text:list-item>
            <text:list-item>
              <text:p text:style-name="P39">#3<text:tab/>“To get a closer look”</text:p>
            </text:list-item>
          </text:list>
        </text:list-item>
      </text:list>
      <text:p text:style-name="P4">[next]</text:p>
      <text:list xml:id="list6817755063102303572" text:style-name="L20">
        <text:list-item>
          <text:p text:style-name="P40">TASK : M-11 : #3 “To get a closer look”</text:p>
          <text:list>
            <text:list-item>
              <text:p text:style-name="P40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0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6542975347871843898" text:style-name="L21">
        <text:list-item>
          <text:p text:style-name="P62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1776155961375069733" text:style-name="L22">
        <text:list-item>
          <text:p text:style-name="P41">REVIEW </text:p>
        </text:list-item>
        <text:list-item>
          <text:p text:style-name="P41"><text:span text:style-name="T4">#_ </text:span>TASK-1 : M-11 : #3 “To get a closer look” <text:s/>:d-1</text:p>
          <text:list>
            <text:list-item>
              <text:p text:style-name="P41">#3 “To get a closer look” </text:p>
              <text:list>
                <text:list-item>
                  <text:p text:style-name="P41">graphene<text:tab/>:w [20200514_144633</text:p>
                </text:list-item>
              </text:list>
            </text:list-item>
          </text:list>
        </text:list-item>
        <text:list-item>
          <text:p text:style-name="P41"><text:span text:style-name="T4">#_ </text:span>TASK-2 : M-12 :d-2</text:p>
          <text:list>
            <text:list-item>
              <text:p text:style-name="P41">#1<text:tab/>“Oxygen Production Rate”</text:p>
              <text:list>
                <text:list-item>
                  <text:p text:style-name="P41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1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3140479160662465252" text:style-name="L23">
        <text:list-item>
          <text:p text:style-name="P63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8419503" text:continue-list="list9137508119348509856" text:style-name="L7">
        <text:list-item>
          <text:p text:style-name="P28">REVIEW </text:p>
        </text:list-item>
        <text:list-item>
          <text:p text:style-name="P28">TASK-1 : M-13<text:tab/>:d-1</text:p>
          <text:list>
            <text:list-item>
              <text:p text:style-name="P28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8">#3<text:tab/>本发明的解决方案是一种</text:p>
                  <text:list>
                    <text:list-item>
                      <text:p text:style-name="P28">尾气<text:tab/><text:tab/>:w</text:p>
                    </text:list-item>
                    <text:list-item>
                      <text:p text:style-name="P28">降解<text:tab/><text:tab/>:w</text:p>
                      <text:list>
                        <text:list-item>
                          <text:p text:style-name="P28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8">#4<text:tab/>在步骤c中进行下述化学反应</text:p>
                  <text:list>
                    <text:list-item>
                      <text:p text:style-name="P28">二次氧化<text:tab/><text:tab/>:w</text:p>
                    </text:list-item>
                  </text:list>
                </text:list-item>
                <text:list-item>
                  <text:p text:style-name="P28"><text:span text:style-name="T4">#_ </text:span>#5<text:tab/>在步骤d中进行 </text:p>
                </text:list-item>
                <text:list-item>
                  <text:p text:style-name="P28">#6<text:tab/>由于本发明在反应槽分解之前</text:p>
                </text:list-item>
              </text:list>
            </text:list-item>
            <text:list-item>
              <text:p text:style-name="P28"><text:span text:style-name="T4">#_ </text:span>M-13a<text:tab/><text:tab/>:d-2</text:p>
              <text:list>
                <text:list-item>
                  <text:p text:style-name="P28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8">#2<text:tab/>界面上反应元素的</text:p>
                      <text:list>
                        <text:list-item>
                          <text:p text:style-name="P28"><text:soft-page-break/>传质过程<text:tab/><text:tab/>:w</text:p>
                        </text:list-item>
                        <text:list-item>
                          <text:p text:style-name="P28">氧化焰<text:tab/><text:tab/>:w</text:p>
                        </text:list-item>
                      </text:list>
                    </text:list-item>
                    <text:list-item>
                      <text:p text:style-name="P28"/>
                    </text:list-item>
                  </text:list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4"/>
      <text:p text:style-name="P4">[next]</text:p>
      <text:list xml:id="list1499110020708208817" text:style-name="L24">
        <text:list-item>
          <text:p text:style-name="P64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2559077346038069703" text:style-name="L25">
        <text:list-item>
          <text:p text:style-name="P42">REVIEW </text:p>
        </text:list-item>
        <text:list-item>
          <text:p text:style-name="P42">TASK-1 : <text:s/>M-13</text:p>
          <text:list>
            <text:list-item>
              <text:p text:style-name="P42">#7<text:tab/>“由于在本发明的每一步骤之后”</text:p>
            </text:list-item>
            <text:list-item>
              <text:p text:style-name="P42">==&gt; comp</text:p>
              <text:list>
                <text:list-item>
                  <text:p text:style-name="P42"><text:span text:style-name="T4">#_ </text:span>text file</text:p>
                  <text:list>
                    <text:list-item>
                      <text:p text:style-name="P42">add ==&gt; datetime</text:p>
                    </text:list-item>
                  </text:list>
                </text:list-item>
                <text:list-item>
                  <text:p text:style-name="P42"><text:soft-page-break/><text:span text:style-name="T4">#_ </text:span>sheet</text:p>
                  <text:list>
                    <text:list-item>
                      <text:p text:style-name="P42">enter : “ended” datetime</text:p>
                    </text:list-item>
                    <text:list-item>
                      <text:p text:style-name="P42">change color : <text:span text:style-name="T6">黄色４</text:span></text:p>
                    </text:list-item>
                  </text:list>
                </text:list-item>
                <text:list-item>
                  <text:p text:style-name="P54">sheet : 37#23_11.[CO2].[admin].ods : tab “4_memos”</text:p>
                  <text:list>
                    <text:list-item>
                      <text:p text:style-name="P54">add new info</text:p>
                      <text:list>
                        <text:list-item>
                          <text:p text:style-name="P54">method</text:p>
                        </text:list-item>
                      </text:list>
                    </text:list-item>
                  </text:list>
                </text:list-item>
                <text:list-item>
                  <text:p text:style-name="P54">documentation</text:p>
                  <text:list>
                    <text:list-item>
                      <text:p text:style-name="P54">what found </text:p>
                    </text:list-item>
                    <text:list-item>
                      <text:p text:style-name="P54">questions</text:p>
                      <text:list>
                        <text:list-item>
                          <text:p text:style-name="P54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54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8397637" text:continue-numbering="true" text:style-name="L25">
          <text:list-item>
            <text:list>
              <text:list-item>
                <text:p text:style-name="P42">#3</text:p>
                <text:list>
                  <text:list-item>
                    <text:p text:style-name="P42">adsorption<text:tab/>:w</text:p>
                  </text:list-item>
                </text:list>
              </text:list-item>
              <text:list-item>
                <text:p text:style-name="P42">#4</text:p>
                <text:list>
                  <text:list-item>
                    <text:p text:style-name="P42">one-millionth of a metre</text:p>
                    <text:list>
                      <text:list-item>
                        <text:p text:style-name="P42">==&gt; <office:annotation office:name="__Annotation__20261_982960151"><dc:creator>iwabuchi ken</dc:creator><dc:date>2020-05-17T18:12:49.65</dc:date><text:p text:style-name="P75"><text:span text:style-name="T9">https://ja.wikipedia.org/wiki/</text:span><text:span text:style-name="T9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8407586" text:continue-numbering="true" text:style-name="L25">
        <text:list-item>
          <text:list>
            <text:list-item>
              <text:p text:style-name="P54">documentation</text:p>
              <text:list>
                <text:list-item>
                  <text:p text:style-name="P54">what found </text:p>
                </text:list-item>
                <text:list-item>
                  <text:p text:style-name="P54">questions</text:p>
                  <text:list>
                    <text:list-item>
                      <text:p text:style-name="P54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54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3616557416213831477" text:style-name="L26">
        <text:list-item>
          <text:p text:style-name="P65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5376759638917951069" text:style-name="L27">
        <text:list-item>
          <text:p text:style-name="P43">REVIEW </text:p>
        </text:list-item>
        <text:list-item>
          <text:p text:style-name="P43">TASK-1 : M-15,n</text:p>
        </text:list-item>
      </text:list>
      <text:section text:style-name="Sect1" text:name="セクション3">
        <text:list xml:id="list38405162" text:continue-numbering="true" text:style-name="L27">
          <text:list-item>
            <text:list>
              <text:list-item>
                <text:p text:style-name="P43">read</text:p>
                <text:list>
                  <text:list-item>
                    <text:p text:style-name="P43">#1</text:p>
                  </text:list-item>
                  <text:list-item>
                    <text:p text:style-name="P43">#2</text:p>
                  </text:list-item>
                  <text:list-item>
                    <text:p text:style-name="P43">#3</text:p>
                  </text:list-item>
                  <text:list-item>
                    <text:p text:style-name="P43">#4</text:p>
                  </text:list-item>
                  <text:list-item>
                    <text:p text:style-name="P43">#5</text:p>
                  </text:list-item>
                </text:list>
              </text:list-item>
            </text:list>
          </text:list-item>
        </text:list>
      </text:section>
      <text:list xml:id="list38404943" text:continue-numbering="true" text:style-name="L27">
        <text:list-item>
          <text:list>
            <text:list-item>
              <text:p text:style-name="P43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6">1</text:p>
          </table:table-cell>
          <table:table-cell table:style-name="表6.B1" office:value-type="string">
            <text:p text:style-name="P14">CO2 can be converted to ==&gt; ethanol, formic acid, a.o.</text:p>
          </table:table-cell>
        </table:table-row>
      </table:table>
      <text:list xml:id="list38416925" text:continue-numbering="true" text:style-name="L27">
        <text:list-item>
          <text:p text:style-name="P43">TASK-2 : M-16,n<text:tab/>/ :d-2</text:p>
          <text:list>
            <text:list-item>
              <text:p text:style-name="P43">read</text:p>
              <text:list>
                <text:list-item>
                  <text:p text:style-name="P43">#1</text:p>
                  <text:list>
                    <text:list-item>
                      <text:p text:style-name="P43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3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4">formate ==&gt; a form of strorage for RE<text:note text:id="ftn6" text:note-class="footnote"><text:note-citation>6</text:note-citation><text:note-body><text:p text:style-name="P18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4">#1.1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4">TEOA ==&gt; enhance catalytic reactions</text:p>
          </table:table-cell>
          <table:table-cell table:style-name="表7.C2" office:value-type="string">
            <text:p text:style-name="P14">#3</text:p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4">this paper ==&gt; use ruthenium catalysit</text:p>
          </table:table-cell>
          <table:table-cell table:style-name="表7.C2" office:value-type="string">
            <text:p text:style-name="P14">#[TWX]</text:p>
          </table:table-cell>
        </table:table-row>
      </table:table>
      <text:list xml:id="list38397047" text:continue-numbering="true" text:style-name="L27">
        <text:list-item>
          <text:list>
            <text:list-item>
              <text:p text:style-name="P43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4">Earth-abundant photocatalytic systems for the visible-light-driven reduction of CO2 to CO†<text:note text:id="ftn7" text:note-class="footnote"><text:note-citation>7</text:note-citation><text:note-body><text:p text:style-name="P14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4">search “electron donor BIH”</text:p>
          </table:table-cell>
        </table:table-row>
      </table:table>
      <text:list xml:id="list38405846" text:continue-numbering="true" text:style-name="L27">
        <text:list-item>
          <text:list>
            <text:list-item>
              <text:p text:style-name="P43"/>
            </text:list-item>
          </text:list>
        </text:list-item>
      </text:list>
      <text:p text:style-name="P4"/>
      <text:p text:style-name="P4">[next] </text:p>
      <text:list xml:id="list8380186405126029909" text:style-name="L28">
        <text:list-item>
          <text:p text:style-name="P44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1128798597404311004" text:style-name="L29">
        <text:list-item>
          <text:p text:style-name="P45">REVIEW </text:p>
        </text:list-item>
        <text:list-item>
          <text:p text:style-name="P45">TASK-1 : <text:span text:style-name="T3">https://duckduckgo.com/?ia=web<text:tab/>split CO2</text:span></text:p>
          <text:list>
            <text:list-item>
              <text:p text:style-name="P45">FOUND</text:p>
              <text:list>
                <text:list-item>
                  <text:p text:style-name="P45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3868254078685213332" text:style-name="L30">
        <text:list-item>
          <text:p text:style-name="P66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3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5945981040399425800" text:style-name="L31">
        <text:list-item>
          <text:p text:style-name="P46">REVIEW </text:p>
        </text:list-item>
        <text:list-item>
          <text:p text:style-name="P46">TASK-1 : M-20 ==&gt; read</text:p>
        </text:list-item>
      </text:list>
      <text:section text:style-name="Sect1" text:name="セクション4">
        <text:list xml:id="list38425191" text:continue-numbering="true" text:style-name="L31">
          <text:list-item>
            <text:list>
              <text:list-item>
                <text:p text:style-name="P46">#1<text:tab/>Solar thermochemical splitting of CO2</text:p>
              </text:list-item>
              <text:list-item>
                <text:p text:style-name="P46">#2</text:p>
              </text:list-item>
              <text:list-item>
                <text:p text:style-name="P46">#4</text:p>
                <text:list>
                  <text:list-item>
                    <text:p text:style-name="P46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8402781" text:continue-numbering="true" text:style-name="L31">
        <text:list-item>
          <text:list>
            <text:list-item>
              <text:p text:style-name="P46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6">1</text:p>
          </table:table-cell>
          <table:table-cell table:style-name="表9.B1" office:value-type="string">
            <text:list xml:id="list4839615058799986347" text:style-name="L32">
              <text:list-item>
                <text:p text:style-name="P21">Sabatier reaction ==&gt; CO2 to CH4</text:p>
                <text:list>
                  <text:list-item>
                    <text:p text:style-name="P21">400 (C) + pressure</text:p>
                  </text:list-item>
                </text:list>
              </text:list-item>
              <text:list-item>
                <text:p text:style-name="P21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8418053" text:continue-list="list38402781" text:style-name="L31">
        <text:list-item>
          <text:p text:style-name="P46">TASK-2 : MEMO-2 : 炭酸塩固定</text:p>
          <text:list>
            <text:list-item>
              <text:p text:style-name="P46">T-2.1 : search ==&gt; S-5</text:p>
              <text:list>
                <text:list-item>
                  <text:p text:style-name="P4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42058616758850331" text:style-name="L33">
        <text:list-item>
          <text:p text:style-name="P47">TASK : M-22.1 (cont.)</text:p>
          <text:list>
            <text:list-item>
              <text:p text:style-name="P47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8385264830602735017" text:style-name="L37">
        <text:list-item>
          <text:p text:style-name="P48">REVIEW </text:p>
        </text:list-item>
        <text:list-item>
          <text:p text:style-name="P48">TASK-1 : M-22.1 (cont.) / :d-1</text:p>
        </text:list-item>
      </text:list>
      <text:section text:style-name="Sect2" text:name="セクション5">
        <text:list xml:id="list38412582" text:continue-numbering="true" text:style-name="L37">
          <text:list-item>
            <text:list>
              <text:list-item>
                <text:p text:style-name="P48">#2</text:p>
                <text:list>
                  <text:list-item>
                    <text:p text:style-name="P48">pHスイング<text:tab/>:w</text:p>
                  </text:list-item>
                  <text:list-item>
                    <text:p text:style-name="P48"><text:soft-page-break/>NH4Cl水溶液<text:tab/>:w</text:p>
                  </text:list-item>
                </text:list>
              </text:list-item>
              <text:list-item>
                <text:p text:style-name="P48">#3</text:p>
              </text:list-item>
              <text:list-item>
                <text:p text:style-name="P48">#4</text:p>
              </text:list-item>
              <text:list-item>
                <text:p text:style-name="P48">#5</text:p>
              </text:list-item>
              <text:list-item>
                <text:p text:style-name="P48">#6</text:p>
                <text:list>
                  <text:list-item>
                    <text:p text:style-name="P48">CO2鉱物化<text:tab/>:w</text:p>
                  </text:list-item>
                  <text:list-item>
                    <text:p text:style-name="P48"/>
                  </text:list-item>
                </text:list>
              </text:list-item>
            </text:list>
          </text:list-item>
        </text:list>
      </text:section>
      <text:list xml:id="list38408811" text:continue-numbering="true" text:style-name="L37">
        <text:list-item>
          <text:list>
            <text:list-item>
              <text:p text:style-name="P48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p text:style-name="P22">粉砕処理に、お金がかかる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22">運転コストは、前のバージョンと比べて、1/3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22">必要な機器　=&gt;　高価</text:p>
          </table:table-cell>
        </table:table-row>
      </table:table>
      <text:list xml:id="list38423910" text:continue-numbering="true" text:style-name="L37">
        <text:list-item>
          <text:list>
            <text:list-item>
              <text:p text:style-name="P55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22">-</text:p>
          </table:table-cell>
        </table:table-row>
      </table:table>
      <text:list xml:id="list38422928" text:continue-numbering="true" text:style-name="L37">
        <text:list-item>
          <text:p text:style-name="P55">TASK-2 : view pages</text:p>
          <text:list>
            <text:list-item>
              <text:list>
                <text:list-item>
                  <text:p text:style-name="P48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48">二酸化炭素の海洋隔離に伴う環境影響予測技術開発（第Ⅰ～Ⅱ編） ==&gt; to material list</text:p>
                    </text:list-item>
                    <text:list-item>
                      <text:p text:style-name="P48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"/>
          </table:table-cell>
          <table:table-cell table:style-name="表12.B1" office:value-type="string">
            <text:p text:style-name="P22">地中に、CO2ガス（気体）を入れる</text:p>
          </table:table-cell>
        </table:table-row>
        <table:table-row>
          <table:table-cell table:style-name="表12.A2" office:value-type="string">
            <text:p text:style-name="P16"/>
          </table:table-cell>
          <table:table-cell table:style-name="表12.B2" office:value-type="string">
            <text:p text:style-name="P22"/>
          </table:table-cell>
        </table:table-row>
      </table:table>
      <text:list xml:id="list38404470" text:continue-numbering="true" text:style-name="L37">
        <text:list-item>
          <text:list>
            <text:list-item>
              <text:list>
                <text:list-item>
                  <text:list>
                    <text:list-item>
                      <text:p text:style-name="P48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TASK-3</text:p>
          <text:list>
            <text:list-item>
              <text:p text:style-name="P48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798253518146444150" text:style-name="L34">
        <text:list-item>
          <text:p text:style-name="P70"><text:soft-page-break/>「ジオリアクター」　=&gt;　調査、もういい。</text:p>
        </text:list-item>
        <text:list-item>
          <text:p text:style-name="P67">TASK-1 : search ==&gt; S-6~8</text:p>
        </text:list-item>
      </text:list>
      <text:p text:style-name="P4">[further]</text:p>
      <text:p text:style-name="P11"><text:line-break/><text:span text:style-name="T5">[/ XXX] 20200521_181821</text:span></text:p>
      <text:p text:style-name="P11"/>
      <text:p text:style-name="P2">@@@</text:p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XXX</text:p>
      <text:p text:style-name="P4"/>
      <text:p text:style-name="P4">[do] <text:span text:style-name="T4">#_ </text:span></text:p>
      <text:list xml:id="list1035000072570586038" text:style-name="L39">
        <text:list-item>
          <text:p text:style-name="P49">REVIEW </text:p>
        </text:list-item>
        <text:list-item>
          <text:p text:style-name="P49">TASK-1</text:p>
        </text:list-item>
        <text:list-item>
          <text:p text:style-name="P49"/>
        </text:list-item>
      </text:list>
      <text:p text:style-name="P4"/>
      <text:p text:style-name="P4">[next]</text:p>
      <text:list xml:id="list3776158539754349635" text:style-name="L38">
        <text:list-item>
          <text:p text:style-name="P69">TASK</text:p>
        </text:list-item>
      </text:list>
      <text:p text:style-name="P4">[further]</text:p>
      <text:p text:style-name="P11"><text:line-break/><text:span text:style-name="T5">[/ XXX] </text:span></text:p>
      <text:p text:style-name="P5"/>
      <text:p text:style-name="P5"/>
      <text:p text:style-name="P3">----------------------------------------- [TEMPLATE] 20200427_130632</text:p>
      <text:p text:style-name="P4"><text:soft-page-break/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8402443" text:continue-list="list38419503" text:style-name="L7">
        <text:list-item>
          <text:p text:style-name="P28">REVIEW </text:p>
        </text:list-item>
        <text:list-item>
          <text:p text:style-name="P28">TASK-1</text:p>
        </text:list-item>
        <text:list-item>
          <text:p text:style-name="P28"/>
        </text:list-item>
      </text:list>
      <text:p text:style-name="P4"/>
      <text:p text:style-name="P4">[next]</text:p>
      <text:list xml:id="list2766707039735881009" text:style-name="L35">
        <text:list-item>
          <text:p text:style-name="P68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<text:soft-page-break/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<text:soft-page-break/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4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3961099384171217358" text:style-name="L36">
              <text:list-item>
                <text:p text:style-name="P23">C/P</text:p>
              </text:list-item>
              <text:list-item>
                <text:p text:style-name="P23">change</text:p>
                <text:list>
                  <text:list-item>
                    <text:p text:style-name="P23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1T18:19:40.99</dc:date>
    <dc:creator>iwabuchi ken</dc:creator>
    <meta:editing-duration>PT21H12M29S</meta:editing-duration>
    <meta:editing-cycles>117</meta:editing-cycles>
    <meta:generator>OpenOffice/4.1.3$Win32 OpenOffice.org_project/413m1$Build-9783</meta:generator>
    <meta:document-statistic meta:table-count="12" meta:image-count="0" meta:object-count="0" meta:page-count="28" meta:paragraph-count="518" meta:word-count="2954" meta:character-count="15098"/>
  </office:meta>
</office:document-meta>
</file>